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kWithTimeout.schedule( Timer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kWithTimeou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kWithTimeout.cancel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kWithTimeout.AckWith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